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1b2eea" officeooo:paragraph-rsid="001b2eea"/>
    </style:style>
    <style:style style:name="P2" style:family="paragraph" style:parent-style-name="Standard">
      <style:text-properties fo:language="pl" fo:country="PL" officeooo:rsid="001ead80" officeooo:paragraph-rsid="00204f36"/>
    </style:style>
    <style:style style:name="P3" style:family="paragraph" style:parent-style-name="Standard" style:list-style-name="L1">
      <style:text-properties fo:language="pl" fo:country="PL" officeooo:rsid="001ead80" officeooo:paragraph-rsid="001ead80"/>
    </style:style>
    <style:style style:name="P4" style:family="paragraph" style:parent-style-name="Standard" style:list-style-name="L1">
      <style:text-properties fo:language="pl" fo:country="PL" officeooo:rsid="001ead80" officeooo:paragraph-rsid="00204f36"/>
    </style:style>
    <style:style style:name="P5" style:family="paragraph" style:parent-style-name="Standard" style:list-style-name="L1">
      <style:text-properties fo:language="pl" fo:country="PL" officeooo:rsid="001b3397" officeooo:paragraph-rsid="001b3397"/>
    </style:style>
    <style:style style:name="P6" style:family="paragraph" style:parent-style-name="Standard" style:list-style-name="L1">
      <style:text-properties fo:language="pl" fo:country="PL" officeooo:rsid="001b3397" officeooo:paragraph-rsid="00204f36"/>
    </style:style>
    <style:style style:name="P7" style:family="paragraph" style:parent-style-name="Standard" style:list-style-name="L1">
      <style:text-properties fo:language="pl" fo:country="PL" officeooo:rsid="00204f36" officeooo:paragraph-rsid="00204f36"/>
    </style:style>
    <style:style style:name="P8" style:family="paragraph" style:parent-style-name="Standard" style:list-style-name="L1">
      <style:text-properties fo:language="pl" fo:country="PL" fo:font-weight="normal" officeooo:rsid="00204f36" officeooo:paragraph-rsid="00204f36" style:font-weight-asian="normal" style:font-weight-complex="normal"/>
    </style:style>
    <style:style style:name="P9" style:family="paragraph" style:parent-style-name="Standard">
      <style:text-properties fo:language="pl" fo:country="PL" officeooo:rsid="001b2eea" officeooo:paragraph-rsid="001b2eea"/>
    </style:style>
    <style:style style:name="P10" style:family="paragraph" style:parent-style-name="Standard">
      <style:text-properties fo:language="pl" fo:country="PL" officeooo:rsid="0021f800" officeooo:paragraph-rsid="0021f800"/>
    </style:style>
    <style:style style:name="P11" style:family="paragraph" style:parent-style-name="Standard">
      <style:text-properties fo:language="pl" fo:country="PL" officeooo:rsid="0021f800" officeooo:paragraph-rsid="002319b1"/>
    </style:style>
    <style:style style:name="P12" style:family="paragraph" style:parent-style-name="Standard" style:list-style-name="L2">
      <style:text-properties fo:language="pl" fo:country="PL" officeooo:rsid="0021f800" officeooo:paragraph-rsid="002319b1"/>
    </style:style>
    <style:style style:name="P13" style:family="paragraph" style:parent-style-name="Standard" style:list-style-name="L2">
      <style:text-properties fo:language="pl" fo:country="PL" officeooo:rsid="0021f800" officeooo:paragraph-rsid="0021f800"/>
    </style:style>
    <style:style style:name="P14" style:family="paragraph" style:parent-style-name="Standard" style:list-style-name="L2">
      <style:text-properties fo:language="pl" fo:country="PL" officeooo:rsid="002319b1" officeooo:paragraph-rsid="002319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4f36" style:font-weight-asian="normal" style:font-weight-complex="normal"/>
    </style:style>
    <style:style style:name="T4" style:family="text">
      <style:text-properties officeooo:rsid="002319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enariusze testów</text:p>
      <text:p text:style-name="P1"/>
      <text:p text:style-name="P10">Testy jednostkowe:</text:p>
      <text:p text:style-name="P1"/>
      <text:list xml:id="list2531261824" text:style-name="L1">
        <text:list-item>
          <text:p text:style-name="P5">Sprawdzenie możliwości dodawania <text:span text:style-name="T1">Działów</text:span> do systemu.</text:p>
        </text:list-item>
        <text:list-item>
          <text:p text:style-name="P5">Sprawdzenie możliwości dodawania <text:span text:style-name="T1">Pracowników</text:span> do systemu.</text:p>
        </text:list-item>
        <text:list-item>
          <text:p text:style-name="P5">Sprawdzenie poprawności przypisania <text:span text:style-name="T1">Pracownika</text:span> do Działu.</text:p>
        </text:list-item>
        <text:list-item>
          <text:p text:style-name="P5">Sprawdzenie możliwości dodawania <text:span text:style-name="T1">Katalogów informacji</text:span> do systemu.</text:p>
        </text:list-item>
        <text:list-item>
          <text:p text:style-name="P5">Sprawdzenie możliwości dodawania <text:span text:style-name="T1">Uprawnień</text:span> do systemu.</text:p>
        </text:list-item>
        <text:list-item>
          <text:p text:style-name="P6">Sprawdzenie poprawności przypisania <text:span text:style-name="T1">Pracownika</text:span> i <text:span text:style-name="T1">Katalogu informacji</text:span><text:span text:style-name="T2"> </text:span><text:span text:style-name="T3">do </text:span><text:span text:style-name="T1">Uprawnienia</text:span>.</text:p>
          <text:p text:style-name="P5"/>
        </text:list-item>
        <text:list-item>
          <text:p text:style-name="P3">Sprawdzenie możliwości dodania <text:span text:style-name="T1">Katalogu osób</text:span>.</text:p>
        </text:list-item>
        <text:list-item>
          <text:p text:style-name="P3">Sprawdzenie możliwości dodania <text:span text:style-name="T1">Rodzaju uprawnienia</text:span>.</text:p>
        </text:list-item>
        <text:list-item>
          <text:p text:style-name="P3">Sprawdzenie możliwości dodania <text:span text:style-name="T1">Osoby uprawnionej</text:span>.</text:p>
        </text:list-item>
        <text:list-item>
          <text:p text:style-name="P4">Sprawdzenie poprawności przypisania <text:span text:style-name="T1">Katalogu osób</text:span> oraz <text:span text:style-name="T1">Rodzaju uprawnienia</text:span><text:span text:style-name="T2"> </text:span><text:span text:style-name="T3">do </text:span><text:span text:style-name="T1">Osoby</text:span><text:span text:style-name="T2"> </text:span><text:span text:style-name="T1">uprawnionej</text:span>.</text:p>
          <text:p text:style-name="P3"/>
        </text:list-item>
        <text:list-item>
          <text:p text:style-name="P7">Sprawdzenie możliwości dodania <text:span text:style-name="T1">Podmiotu zewnętrznego</text:span>.</text:p>
        </text:list-item>
        <text:list-item>
          <text:p text:style-name="P7">Sprawdzenie możliwości dodania <text:span text:style-name="T1">Rodzaju umowy.</text:span></text:p>
        </text:list-item>
        <text:list-item>
          <text:p text:style-name="P8">Sprawdzenie możliwości dodania Umowy.</text:p>
        </text:list-item>
        <text:list-item>
          <text:p text:style-name="P8">Sprawdzenie poprawności przypisania <text:span text:style-name="T1">Katalogu umów</text:span>, <text:span text:style-name="T1">Podmiotu zewnętrznego</text:span>, oraz <text:span text:style-name="T1">Rodzaju umowy</text:span> do <text:span text:style-name="T1">Umowy</text:span>.</text:p>
        </text:list-item>
      </text:list>
      <text:p text:style-name="P2"/>
      <text:p text:style-name="P2"/>
      <text:p text:style-name="P10">Testy integracyjne:</text:p>
      <text:p text:style-name="P10"/>
      <text:list xml:id="list1997452762" text:style-name="L2">
        <text:list-item>
          <text:p text:style-name="P14">Sprawdzenie możliwości dodania pracownika bez przypisania go do działu.</text:p>
          <text:p text:style-name="P13"/>
        </text:list-item>
        <text:list-item>
          <text:p text:style-name="P13">Sprawdzenie możliwości nadania Pracownikowi uprawnienia do przeglądania katalogu informacji.</text:p>
        </text:list-item>
        <text:list-item>
          <text:p text:style-name="P13">Sprawdzenie dostępu Pracownika do do Katalogu informacji, do którego nie ma uprawnienia.</text:p>
          <text:p text:style-name="P13"/>
        </text:list-item>
        <text:list-item>
          <text:p text:style-name="P13">Sprawdzenie możliwości dodania pozycji do umowy.</text:p>
        </text:list-item>
        <text:list-item>
          <text:p text:style-name="P13">Sprawdzenie możliwości dodania (przypisania) umowy do podmiotu zewnętrznego.</text:p>
        </text:list-item>
        <text:list-item>
          <text:p text:style-name="P13">Sprawdzenie możliwości dodania umowy do katalogu umów.</text:p>
          <text:p text:style-name="P13"/>
        </text:list-item>
        <text:list-item>
          <text:p text:style-name="P13">Sprawdzenie możliwości dodania osoby uprawnionej do wglądu do umowy do katalogu osób uprawnionych.</text:p>
        </text:list-item>
        <text:list-item>
          <text:p text:style-name="P13">Sprawdzenie możliwości przypisania katalogu osób uprawnionych do katalogu informacji.</text:p>
        </text:list-item>
        <text:list-item>
          <text:p text:style-name="P12">Sprawdzenie dostępu do <text:span text:style-name="T4">osoby nieuprawnionej do katalogu informacji.</text:span></text:p>
        </text:list-item>
      </text:list>
      <text:p text:style-name="P11"><text:span text:style-name="T4"><text:s/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22:18:11.040658596</meta:creation-date>
    <dc:date>2019-05-15T00:12:26.489770949</dc:date>
    <meta:editing-duration>PT3M59S</meta:editing-duration>
    <meta:editing-cycles>2</meta:editing-cycles>
    <meta:generator>LibreOffice/6.2.2.2$Linux_X86_64 LibreOffice_project/20$Build-2</meta:generator>
    <meta:document-statistic meta:table-count="0" meta:image-count="0" meta:object-count="0" meta:page-count="1" meta:paragraph-count="32" meta:word-count="207" meta:character-count="1609" meta:non-whitespace-character-count="1455"/>
  </office:meta>
</office:document-meta>
</file>